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2.9cm" svg:x="7.5cm" svg:y="2.6cm">
          <text:p text:style-name="P1">Process data and </text:p>
          <text:p text:style-name="P1">calculate roasting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5cm" svg:height="3.3cm" svg:x="1.7cm" svg:y="7.3cm">
          <text:p text:style-name="P1">GET weight of</text:p>
          <text:p text:style-name="P1"><text:s/>chick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.4cm" svg:height="3.5cm" svg:x="14cm" svg:y="7.3cm">
          <text:p text:style-name="P1">GET whether the </text:p>
          <text:p text:style-name="P1">Chicken is stuff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8cm" svg:height="3.4cm" svg:x="8.3cm" svg:y="7.2cm">
          <text:p text:style-name="P1">Save data into</text:p>
          <text:p text:style-name="P1">Two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8cm" svg:y1="5.5cm" svg:x2="4.45cm" svg:y2="7.3cm" draw:start-shape="id1" draw:start-glue-point="6" draw:end-shape="id2" draw:end-glue-point="4" svg:d="M10800 5500v901h-6350v899" svg:viewBox="0 0 6351 1801">
          <text:p/>
        </draw:connector>
        <draw:connector draw:style-name="gr2" draw:text-style-name="P1" draw:layer="layout" svg:x1="10.7cm" svg:y1="7.2cm" svg:x2="10.8cm" svg:y2="5.5cm" draw:start-shape="id3" draw:start-glue-point="4" draw:end-shape="id1" draw:end-glue-point="6" svg:d="M10700 7200v-849h100v-851" svg:viewBox="0 0 101 1701">
          <text:p/>
        </draw:connector>
        <draw:connector draw:style-name="gr2" draw:text-style-name="P1" draw:layer="layout" svg:x1="16.7cm" svg:y1="7.3cm" svg:x2="10.8cm" svg:y2="5.5cm" draw:start-shape="id4" draw:start-glue-point="4" draw:end-shape="id1" draw:end-glue-point="6" svg:d="M16700 7300v-899h-5900v-901" svg:viewBox="0 0 59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44:54.523000000</meta:creation-date>
    <dc:date>2014-11-26T11:49:49.811000000</dc:date>
    <meta:editing-duration>P0D</meta:editing-duration>
    <meta:editing-cycles>1</meta:editing-cycles>
    <meta:document-statistic meta:object-count="7"/>
    <meta:generator>LibreOffice/4.2.5.2$Windows_x86 LibreOffice_project/61cb170a04bb1f12e77c884eab9192be736ec5f5</meta:generator>
  </office:meta>
</office:document-meta>
</file>